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margin-left="0in" fo:margin-right="0in" fo:widows="1" fo:text-indent="0in" style:auto-text-indent="false"/>
      <style:text-properties fo:font-variant="normal" fo:text-transform="none" fo:color="#222222" style:font-name="arial" fo:font-size="14pt" fo:letter-spacing="normal" fo:font-style="normal" fo:font-weight="normal" style:font-size-asian="14pt" style:font-size-complex="14pt"/>
    </style:style>
    <style:style style:name="P3" style:family="paragraph" style:parent-style-name="Standard">
      <style:paragraph-properties fo:margin-left="0in" fo:margin-right="0in" fo:widows="1" fo:text-indent="0in" style:auto-text-indent="false"/>
      <style:text-properties fo:font-variant="normal" fo:text-transform="none" fo:color="#222222" style:font-name="arial" fo:font-size="14pt" fo:letter-spacing="normal" fo:font-style="normal" fo:font-weight="normal" style:font-size-asian="14pt" style:font-size-complex="14pt"/>
    </style:style>
    <style:style style:name="P4" style:family="paragraph" style:parent-style-name="Standard">
      <style:paragraph-properties fo:margin-left="0in" fo:margin-right="0in" fo:widows="1" fo:text-indent="0in" style:auto-text-indent="false"/>
      <style:text-properties fo:font-variant="normal" fo:text-transform="none" fo:color="#222222" style:font-name="arial" fo:font-size="14pt" fo:letter-spacing="normal" fo:font-style="normal" fo:font-weight="bold" style:font-size-asian="14pt" style:font-weight-asian="bold" style:font-size-complex="14pt" style:font-weight-complex="bold"/>
    </style:style>
    <style:style style:name="P5" style:family="paragraph" style:parent-style-name="Standard">
      <style:paragraph-properties fo:margin-left="0in" fo:margin-right="0in" fo:widows="1" fo:text-indent="0in" style:auto-text-indent="false" fo:break-before="page"/>
      <style:text-properties fo:font-variant="normal" fo:text-transform="none" fo:color="#222222" style:font-name="arial" fo:font-size="14pt" fo:letter-spacing="normal" fo:font-style="normal" fo:font-weight="normal" style:font-size-asian="14pt" style:font-weight-asian="bold" style:font-size-complex="14pt" style:font-weight-complex="bold"/>
    </style:style>
    <style:style style:name="T1"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i Dan,</text:p>
      <text:p text:style-name="P2"/>
      <text:p text:style-name="P2">OK, firstly I think this is actually not that easy to answer in general, because it really strongly depends on how the sensor works and what your sensors actually measure. First, I'll say what I think you should do given the time, and at the end what would probably be best if you had much more time.</text:p>
      <text:p text:style-name="P2"/>
      <text:p text:style-name="P2">I think what you should do is assume that you have a sensor that makes noisy observations of the true wave height at each timestep. That means at each step of the simulation you take the true wave height, add a random amount of noise drawn from a normal distribution, and assume that is your estimate of the wave height. Use those estimates in the MPC calculation, carry out the action calculated by the MPC controller on the real robot with the true wave parameters and then repeat. In this case each estimate is independent of the previous one. I think this corresponds to your second option in point 3.</text:p>
      <text:p text:style-name="P2"/>
      <text:p text:style-name="P2">In point 5, a good number of simulations is as many as you can actually perform. I would say a hard minimum of <text:span text:style-name="T1">n</text:span>=20, and it would be good to have at least <text:span text:style-name="T1">n</text:span>=50. As for results tables, I would just use a table of RMS values, where you average over the <text:span text:style-name="T1">n</text:span> trials. This also means that for the same wave field the PD trials will not change (they should be deterministic) so just compare to the values obtained in those previous experiments. I wouldn't bother with another figure unless there is some particular feature you want to highlight (like if the solution drifts or something but I don't think it should).</text:p>
      <text:p text:style-name="P2"/>
      <text:p text:style-name="P2">Now, if you really wanted to consider all the sources of error, the two important things are the navigation system that estimates where the robot actually is relative to the target position, and the wave sensor that estimates wave parameters for the MPC. If you wanted to model something closer to the true system, you would probably have a Kalman filter based on noisy observations of the velocity and altitude from the DVL, possibly fused with noisy rotation rates and accelerations from the IMU. I don't really know how the wave measurement would actually work in a real system, but my guess would be something similar (a Kalman filter based on noisy observations of wave parameters, but I don't know what biases and drift there would be). In any case, for the moment stick to the first one, and just write that you're looking at the sensitivity of the system to noisy wave parameter measurements.</text:p>
      <text:p text:style-name="P2"/>
      <text:p text:style-name="P2">Hope that helps,</text:p>
      <text:p text:style-name="P2">Nick</text:p>
      <text:p text:style-name="P2"/>
      <text:p text:style-name="P5">Hey Dan,</text:p>
      <text:p text:style-name="P2">Here's a copy-paste from a previous email I sent to Carrie and Ryan about their SDM proposal paper. The examples are specific to the NASA UAV package delivery problem but you get the point :)</text:p>
      <text:p text:style-name="P2"><text:line-break/>Introduction:</text:p>
      <text:p text:style-name="P2">Back at ACFR a couple of the lecturers once gave a tutorial on how to write paper introductions and they boiled it down to the following subsections:</text:p>
      <text:p text:style-name="P2"/>
      <text:p text:style-name="P2">Vision</text:p>
      <text:p text:style-name="P2">One or two sentences on the big picture goal: lots of UAVs operating in the national airspace doing useful stuff like package delivery, etc. while not hitting each other.</text:p>
      <text:p text:style-name="P2"/>
      <text:p text:style-name="P2">Motivation</text:p>
      <text:p text:style-name="P2">Why haven't we achieved the vision yet? Regulation catching up with technology, difficult to coordinate traffic management and commercial UAV operations, existing air traffic management methods not tailored to UAV-scale operations, lack of robust trajectory planning (under uncertainty) methods, etc. Pick the one/s you think are most relevant.</text:p>
      <text:p text:style-name="P2"/>
      <text:p text:style-name="P2">Related work</text:p>
      <text:p text:style-name="P2">How have other people approached this problem? What is the state of the art? If this is a new problem, what methods can you draw from other fields and apply to this problem?</text:p>
      <text:p text:style-name="P2"/>
      <text:p text:style-name="P2">What's missing? What's the challenge?</text:p>
      <text:p text:style-name="P2">Your contribution.</text:p>
      <text:p text:style-name="P2"/>
      <text:p text:style-name="P2">Method</text:p>
      <text:p text:style-name="P2">Outline of algorithm. Or in your case, what you think a good approach will be.</text:p>
      <text:p text:style-name="P2"/>
      <text:p text:style-name="P2">Summary of results</text:p>
      <text:p text:style-name="P2">One to two sentences on the major conclusions.</text:p>
      <text:p text:style-name="P2"/>
      <text:p text:style-name="P2">Menu</text:p>
      <text:p text:style-name="P2">(Optional) What's coming up in each section of the paper.</text:p>
      <text:p text:style-name="P2"/>
      <text:p text:style-name="P2">Disclaimer: everyone in academia has their own opinion about how to write an introduction, it is probably the most divisive question you can ask a group of researchers; friendships have been broken and departments have been irreconcilably torn apart. The most sensible thing you can do is ask your <text:soft-page-break/>supervisor for feedback, they'll have a pretty good idea of what structure is acceptable for the relevant conferences/journals.</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9T16:15:32.495205606</meta:creation-date>
    <meta:editing-duration>PT3H26M31S</meta:editing-duration>
    <meta:editing-cycles>2</meta:editing-cycles>
    <meta:generator>LibreOffice/4.2.8.2$Linux_X86_64 LibreOffice_project/420m0$Build-2</meta:generator>
    <dc:date>2015-08-29T20:57:24.582120303</dc:date>
    <meta:document-statistic meta:table-count="0" meta:image-count="0" meta:object-count="0" meta:page-count="3" meta:paragraph-count="26" meta:word-count="732" meta:character-count="4206" meta:non-whitespace-character-count="3499"/>
  </office:meta>
</office:document-meta>
</file>